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E0000024F999D249D3440CFB2.png" manifest:media-type="image/png"/>
  <manifest:file-entry manifest:full-path="Pictures/10000001000001CD000000E6BB1B33034B140764.png" manifest:media-type="image/png"/>
  <manifest:file-entry manifest:full-path="Pictures/100000010000034200000270046CF5520E57D647.png" manifest:media-type="image/png"/>
  <manifest:file-entry manifest:full-path="Pictures/10000001000003420000027006C43C523D11C52B.png" manifest:media-type="image/png"/>
  <manifest:file-entry manifest:full-path="Pictures/1000000100000342000002701034BBA264B52717.png" manifest:media-type="image/png"/>
  <manifest:file-entry manifest:full-path="Pictures/10000001000003420000027067D7D43F59D5B320.png" manifest:media-type="image/png"/>
  <manifest:file-entry manifest:full-path="Pictures/100000010000030F0000023753AF8A27F9860671.png" manifest:media-type="image/png"/>
  <manifest:file-entry manifest:full-path="Pictures/1000000100000342000002709A09424AB4E87309.png" manifest:media-type="image/png"/>
  <manifest:file-entry manifest:full-path="Pictures/10000001000004B50000034F916EA6A4E111A2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476"/>
    </style:style>
    <style:style style:name="P2" style:family="paragraph" style:parent-style-name="Standard">
      <style:paragraph-properties fo:break-before="page"/>
      <style:text-properties officeooo:paragraph-rsid="0010147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width="6.6929in" svg:height="4.7043in" draw:z-index="0"><draw:image xlink:href="Pictures/10000001000004B50000034F916EA6A4E111A257.png" xlink:type="simple" xlink:show="embed" xlink:actuate="onLoad" draw:mime-type="image/png"/></draw:frame><text:line-break/><draw:frame draw:style-name="fr2" draw:name="Image2" text:anchor-type="char" svg:x="0.2346in" svg:y="5.0717in" svg:width="6.2236in" svg:height="4.6571in" draw:z-index="1"><draw:image xlink:href="Pictures/1000000100000342000002709A09424AB4E87309.png" xlink:type="simple" xlink:show="embed" xlink:actuate="onLoad" draw:mime-type="image/png"/></draw:frame><text:line-break/></text:p>
      <text:p text:style-name="P1"><draw:frame draw:style-name="fr3" draw:name="Image3" text:anchor-type="char" svg:width="6.2236in" svg:height="4.6571in" draw:z-index="2"><draw:image xlink:href="Pictures/10000001000003420000027067D7D43F59D5B320.png" xlink:type="simple" xlink:show="embed" xlink:actuate="onLoad" draw:mime-type="image/png"/></draw:frame><text:soft-page-break/><text:line-break/><draw:frame draw:style-name="fr2" draw:name="Image4" text:anchor-type="char" svg:x="0.0689in" svg:y="5.1744in" svg:width="6.2236in" svg:height="4.6571in" draw:z-index="3"><draw:image xlink:href="Pictures/1000000100000342000002701034BBA264B52717.png" xlink:type="simple" xlink:show="embed" xlink:actuate="onLoad" draw:mime-type="image/png"/></draw:frame></text:p>
      <text:p text:style-name="P2"><text:line-break/><draw:frame draw:style-name="fr2" draw:name="Image5" text:anchor-type="char" svg:x="0.0898in" svg:y="-0.0744in" svg:width="6.2236in" svg:height="4.6571in" draw:z-index="4"><draw:image xlink:href="Pictures/10000001000003420000027006C43C523D11C52B.png" xlink:type="simple" xlink:show="embed" xlink:actuate="onLoad" draw:mime-type="image/png"/></draw:frame><draw:frame draw:style-name="fr2" draw:name="Image6" text:anchor-type="char" svg:x="0.1417in" svg:y="4.9047in" svg:width="6.2236in" svg:height="4.6571in" draw:z-index="5"><draw:image xlink:href="Pictures/100000010000034200000270046CF5520E57D647.png" xlink:type="simple" xlink:show="embed" xlink:actuate="onLoad" draw:mime-type="image/png"/></draw:frame><text:line-break/></text:p>
      <text:p text:style-name="P1"><draw:frame draw:style-name="fr2" draw:name="Image7" text:anchor-type="char" svg:x="1.5327in" svg:y="-0.1118in" svg:width="3.4402in" svg:height="1.7165in" draw:z-index="6"><draw:image xlink:href="Pictures/10000001000001CD000000E6BB1B33034B140764.png" xlink:type="simple" xlink:show="embed" xlink:actuate="onLoad" draw:mime-type="image/png"/></draw:frame><text:soft-page-break/></text:p>
      <text:p text:style-name="P1"><text:line-break/><text:line-break/><text:line-break/><text:line-break/></text:p>
      <text:p text:style-name="P1"/>
      <text:p text:style-name="P1"/>
      <text:p text:style-name="P1"/>
      <text:p text:style-name="P1"><draw:frame draw:style-name="fr2" draw:name="Image8" text:anchor-type="char" svg:x="0.4252in" svg:y="0.1091in" svg:width="5.8429in" svg:height="4.2311in" draw:z-index="7"><draw:image xlink:href="Pictures/100000010000030F0000023753AF8A27F9860671.png" xlink:type="simple" xlink:show="embed" xlink:actuate="onLoad" draw:mime-type="image/png"/></draw:frame></text:p>
      <text:p text:style-name="P1"/>
      <text:p text:style-name="P1"/>
      <text:p text:style-name="P1"><draw:frame draw:style-name="fr1" draw:name="Image9" text:anchor-type="char" svg:width="4.3957in" svg:height="3.2555in" draw:z-index="8"><draw:image xlink:href="Pictures/100000010000031E0000024F999D249D3440CFB2.png" xlink:type="simple" xlink:show="embed" xlink:actuate="onLoad" draw:mime-type="image/png"/></draw:frame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9:57:02.649137531</meta:creation-date>
    <dc:date>2024-06-11T20:19:21.657065878</dc:date>
    <meta:editing-duration>PT22S</meta:editing-duration>
    <meta:editing-cycles>1</meta:editing-cycles>
    <meta:document-statistic meta:table-count="0" meta:image-count="9" meta:object-count="0" meta:page-count="5" meta:paragraph-count="5" meta:word-count="0" meta:character-count="13" meta:non-whitespace-character-count="0"/>
    <meta:generator>LibreOffice/7.3.7.2$Linux_X86_64 LibreOffice_project/30$Build-2</meta:generator>
  </office:meta>
</office:document-meta>
</file>